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normal" officeooo:rsid="001a8235" officeooo:paragraph-rsid="001a8235" style:font-weight-asian="normal" style:font-weight-complex="normal"/>
    </style:style>
    <style:style style:name="P4" style:family="paragraph" style:parent-style-name="Text_20_body">
      <style:text-properties fo:font-weight="normal" officeooo:paragraph-rsid="001a8235" style:font-weight-asian="normal" style:font-weight-complex="normal"/>
    </style:style>
    <style:style style:name="P5" style:family="paragraph" style:parent-style-name="Text_20_body">
      <style:text-properties fo:font-weight="normal" officeooo:rsid="00205f78" officeooo:paragraph-rsid="00205f78" style:font-weight-asian="normal" style:font-weight-complex="normal"/>
    </style:style>
    <style:style style:name="P6" style:family="paragraph" style:parent-style-name="Text_20_body">
      <style:text-properties fo:font-weight="normal" officeooo:rsid="0021e892" officeooo:paragraph-rsid="0021e892"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list-style-name="L1">
      <style:text-properties fo:font-weight="bold" officeooo:rsid="001a8235" officeooo:paragraph-rsid="001a8235" style:font-weight-asian="bold" style:font-weight-complex="bold"/>
    </style:style>
    <style:style style:name="P9" style:family="paragraph" style:parent-style-name="Text_20_body" style:list-style-name="L1">
      <style:text-properties fo:font-weight="bold" officeooo:paragraph-rsid="001a8235" style:font-weight-asian="bold" style:font-weight-complex="bold"/>
    </style:style>
    <style:style style:name="P10" style:family="paragraph" style:parent-style-name="Text_20_body">
      <style:text-properties fo:font-weight="bold" officeooo:paragraph-rsid="001a8235" style:font-weight-asian="bold" style:font-weight-complex="bold"/>
    </style:style>
    <style:style style:name="P11" style:family="paragraph" style:parent-style-name="Text_20_body" style:list-style-name="L1">
      <style:text-properties fo:font-weight="bold" officeooo:rsid="001f12a4" officeooo:paragraph-rsid="001f12a4" style:font-weight-asian="bold" style:font-weight-complex="bold"/>
    </style:style>
    <style:style style:name="P12" style:family="paragraph" style:parent-style-name="Text_20_body">
      <style:text-properties officeooo:rsid="002495e4" officeooo:paragraph-rsid="002495e4"/>
    </style:style>
    <style:style style:name="P13" style:family="paragraph" style:parent-style-name="Title">
      <style:text-properties officeooo:rsid="002495e4" officeooo:paragraph-rsid="002495e4"/>
    </style:style>
    <style:style style:name="T1" style:family="text">
      <style:text-properties officeooo:rsid="001a8235"/>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ddb1f" style:font-weight-asian="normal" style:font-weight-complex="normal"/>
    </style:style>
    <style:style style:name="T5" style:family="text">
      <style:text-properties fo:font-weight="normal" officeooo:rsid="001f12a4"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2</text:p>
      <text:p text:style-name="P12">A banda de les que ja s’especifica que es repeteixen a tots els circuits també es comparteixen </text:p>
      <text:p text:style-name="Title"/>
      <text:p text:style-name="Title">Apartat 2: implantació d’un ERP.</text:p>
      <text:p text:style-name="Text_20_body"/>
      <text:p text:style-name="P1">2.1 Què és el cicle de vida d’una implantació?</text:p>
      <text:p text:style-name="P4"><text:span text:style-name="T1">Degut a que la implementació no es un procés d’un sol dia sinó que es fa per etapes requereix d’un cert numero de passos, als quals se'ls i anomena el cicle de vida de la implementació. Primer cal veure quines son les necessitats de la empresa, un cop es tenen clares s’ha de escollir l'erp que sembla mes adequat i fer un planing de com es dura a terme la implementació, després d'això venen els passos mes llargs que son les proves prèvies, l’entrenament del personal que l'haurà d’utilitzar i finalment <text:s/>el manteniment que se li haurà de fer, perquè com explicaré mes endavant es molt important el manteniment a posteriori.</text:span></text:p>
      <text:p text:style-name="P4"/>
      <text:p text:style-name="P4"><text:span text:style-name="T2">2.2 Identifica diferents tipus de cicles de vida d’una implantació d’un ERP</text:span></text:p>
      <text:p text:style-name="P1">/ CRM (lineal, circular, iteratiu / incremental, …). Posa un esquema gràfic</text:p>
      <text:p text:style-name="P1">i explica com es desenvoluparia un projecte per cada tipus.</text:p>
      <text:p text:style-name="P3">No he aconseguit trobar-los amb aquest noms així que explicaré els UX he trobat.</text:p>
      <text:list xml:id="list3857879502" text:style-name="L1">
        <text:list-item>
          <text:p text:style-name="P8"><text:span text:style-name="T3">Big-Bang: Consisteix en una implementació molt rapida de l'erp per a tota l’empresa, per al qual es marca una data determinada en la qual estarà instal·lat, això te el pro de que es molt ràpid comparat amb els altres tipus d’implementacions, motiu per al qual també serà mes econòmic els empleats han de aprendre a utilitzar-ho abans de la data cosa que serà poc probable i per tant es pot veure reflectit en una caiguda en la productivitat, per altra banda al fer-se ràpid es passen molts detalls per alt i que s’hauran de corregir mes endavant ja que causaran falles que afectaran a altres àrees.</text:span></text:p>
        </text:list-item>
        <text:list-item>
          <text:p text:style-name="P9"><text:span text:style-name="T4">Phased rollout: Es fa fent una desplegada molt lenta i llarga de totes les parts, <text:s/>es molt menys arriscat que l’anterior però també mes car ja que a banda del temps que tardara en implementar també s'estarà pagant parts del sistema nou i del vell a la vegada. També es tardara mes a veure els avantatges reals d’utilitzar un erp de forma global, es veurà en les diferents mini implementacions que es facin. Hi han tres maneres de implementar aquest tipus, s’implementa el nucli de l’empresa a l’erp i es van afegint component, s'implementa per departaments, o be segons localitzacions geogràfiques de la empresa.</text:span></text:p>
        </text:list-item>
        <text:list-item>
          <text:p text:style-name="P9"><text:span text:style-name="T4">Parallel adoption: Aquest es el mes car però també el menys arriscat, consisteix en utilitzar els dos sistemes de forma simultanea de manera que si hi ha qualsevol error o problema es </text:span><text:soft-page-break/><text:span text:style-name="T4">pot tornar immediatament al vell o ve corregir el q estigui malament. </text:span><text:span text:style-name="T5">També es el que permet una millor adaptació a les persones que l’utilitzaran.</text:span></text:p>
        </text:list-item>
        <text:list-item>
          <text:p text:style-name="P11">Hybrid: <text:span text:style-name="T3">Tots tenen els seus pro i contres per tant el que es fa normalment a les empreses es agafar lo millor de cadascun</text:span></text:p>
        </text:list-item>
      </text:list>
      <text:p text:style-name="P10"><text:span text:style-name="T4"/></text:p>
      <text:p text:style-name="P1">2.3 Per fer el seguiment d’un projecte hi ha dues grans famílies de</text:p>
      <text:p text:style-name="P1">metodologies: estructurades i àgils. Posa’n algun exemple i digues si hi</text:p>
      <text:p text:style-name="P1">ha una correspondència entre els tipus de cicles de vida i les</text:p>
      <text:p text:style-name="P1">metodologies a fer servir.</text:p>
      <text:p text:style-name="P2"/>
      <text:p text:style-name="P1">2.4 Creus que és necessari un contracte de manteniment? Per què?</text:p>
      <text:p text:style-name="P1">Quines clàusules pot tenir? Què és un SLA (Service Level Agreement)?</text:p>
      <text:p text:style-name="P5">Ho es i molt, un cop instal·lat no vol dir que es vaigi a quedar així per sempre, durant el temps les necessitats de la empresa van canviant i per tant l’erp s'ha de adaptar a aquestes, d'això s’encarrega el manteniment, a banda també s’encarrrega òbviament de les possibles incidències que hi puguin haver, mòduls que no funcionen, errors del programa, etc.</text:p>
      <text:p text:style-name="P6">Un SLA es un document/contracte en el qual la empresa proveïdora de l’erp o a vegades un tercer, on respecte el manteniment de l’erp s’especifiquen les expectatives i penalitzacions del servei. També es marca en cada cas qui es fa responsable de el que haigi passat i el nivell de servei que es donara.</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2T17:35:07.347712792</meta:creation-date>
    <meta:editing-duration>PT11M35S</meta:editing-duration>
    <meta:editing-cycles>3</meta:editing-cycles>
    <meta:generator>LibreOffice/7.0.4.2$Linux_X86_64 LibreOffice_project/00$Build-2</meta:generator>
    <dc:date>2022-06-12T21:08:13.004638741</dc:date>
    <meta:document-statistic meta:table-count="0" meta:image-count="0" meta:object-count="0" meta:page-count="2" meta:paragraph-count="21" meta:word-count="664" meta:character-count="3776" meta:non-whitespace-character-count="3134"/>
  </office:meta>
</office:document-meta>
</file>